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T1" style:family="text">
      <style:text-properties fo:color="#0000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AM , Route 53 <text:s text:c="5"/><text:span text:style-name="T1">Global servic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6-17T17:48:07.99</meta:creation-date>
    <meta:generator>OpenOffice/4.1.3$Win32 OpenOffice.org_project/413m1$Build-9783</meta:generator>
    <meta:document-statistic meta:table-count="0" meta:image-count="0" meta:object-count="0" meta:page-count="1" meta:paragraph-count="1" meta:word-count="6" meta:character-count="35"/>
    <dc:date>2017-06-17T17:48:52.35</dc:date>
    <meta:editing-duration>PT44S</meta:editing-duration>
    <meta:editing-cycles>1</meta:editing-cycles>
  </office:meta>
</office:document-meta>
</file>